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OL4041: Hands-On Hadoop</text:h>
      <text:h text:style-name="Heading_20_2" text:outline-level="2">JavaOne '14</text:h>
      <text:p text:style-name="Text_20_body"/>
      <text:h text:style-name="Heading_20_3" text:outline-level="3">Exercise 0: Launching Your Virtual Machine</text:h>
      <text:h text:style-name="Heading_20_3" text:outline-level="3">Exercise 1: Exploring HDFS</text:h>
      <text:h text:style-name="Heading_20_3" text:outline-level="3">Exercise 2: Working With Hive</text:h>
      <text:h text:style-name="Heading_20_3" text:outline-level="3">Exercise 3: Working With Impala</text:h>
      <text:h text:style-name="Heading_20_3" text:outline-level="3">Exercise 4: Working With Pig</text:h>
      <text:h text:style-name="Heading_20_3" text:outline-level="3">Exercise 5: Working With Hadoop Streaming</text:h>
      <text:h text:style-name="Heading_20_3" text:outline-level="3">Summary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Templeton</meta:initial-creator>
    <meta:creation-date>2014-08-29T14:17:40</meta:creation-date>
    <meta:document-statistic meta:table-count="0" meta:image-count="0" meta:object-count="0" meta:page-count="1" meta:paragraph-count="9" meta:word-count="37" meta:character-count="239"/>
    <dc:date>2014-08-29T14:21:09</dc:date>
    <dc:creator>Daniel Templeton</dc:creator>
    <meta:editing-duration>PT3M31S</meta:editing-duration>
    <meta:editing-cycles>1</meta:editing-cycles>
    <meta:generator>OpenOffice/4.1.0$Unix OpenOffice.org_project/410m18$Build-9764</meta:generator>
  </office:meta>
</office:document-meta>
</file>